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transparent"/>
    </style:style>
    <style:style style:name="P7" style:family="paragraph" style:parent-style-name="Standard">
      <style:text-properties style:font-name="Optima1" fo:font-size="10pt" style:font-size-asian="10pt" style:font-size-complex="10pt"/>
    </style:style>
    <style:style style:name="P8" style:family="paragraph" style:parent-style-name="Standard">
      <style:text-properties fo:background-color="transparen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font-style="normal"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Standard">
      <style:paragraph-properties fo:margin-left="2.999cm" fo:margin-right="0cm" fo:text-indent="0cm" style:auto-text-indent="false"/>
    </style:style>
    <style:style style:name="P17" style:family="paragraph" style:parent-style-name="Code">
      <style:text-properties style:font-name="Optima1" fo:font-size="10pt" style:font-size-asian="10pt" style:font-size-complex="10pt"/>
    </style:style>
    <style:style style:name="P18" style:family="paragraph" style:parent-style-name="Code">
      <style:text-properties style:font-name="Monaco1" fo:font-size="9pt" style:font-size-asian="9pt" style:font-size-complex="9pt"/>
    </style:style>
    <style:style style:name="P19" style:family="paragraph" style:parent-style-name="Code">
      <style:paragraph-properties fo:break-before="page"/>
      <style:text-properties style:font-name="Optima1" fo:font-size="10pt" style:font-size-asian="10pt" style:font-size-complex="10pt"/>
    </style:style>
    <style:style style:name="P20" style:family="paragraph" style:parent-style-name="Heading_20_TOC" style:master-page-name="Index">
      <style:paragraph-properties style:page-number="1"/>
    </style:style>
    <style:style style:name="P21" style:family="paragraph" style:parent-style-name="Code">
      <style:text-properties style:font-name="Monaco1" fo:font-size="9pt" style:font-size-asian="9pt" style:font-size-complex="9pt"/>
    </style:style>
    <style:style style:name="P22" style:family="paragraph" style:parent-style-name="Contents_20_2">
      <style:paragraph-properties>
        <style:tab-stops>
          <style:tab-stop style:position="0cm"/>
        </style:tab-stops>
      </style:paragraph-properties>
    </style:style>
    <style:style style:name="P23" style:family="paragraph" style:parent-style-name="Contents_20_1">
      <style:paragraph-properties>
        <style:tab-stops>
          <style:tab-stop style:position="0cm"/>
          <style:tab-stop style:position="3cm"/>
        </style:tab-stops>
      </style:paragraph-properties>
    </style:style>
    <style:style style:name="P24" style:family="paragraph" style:parent-style-name="Heading_20_2">
      <style:paragraph-properties fo:break-before="page"/>
    </style:style>
    <style:style style:name="P25" style:family="paragraph" style:parent-style-name="Heading_20_1" style:master-page-name="Standard">
      <style:paragraph-properties style:page-number="auto"/>
    </style:style>
    <style:style style:name="P26" style:family="paragraph" style:parent-style-name="Heading_20_1">
      <style:paragraph-properties fo:break-before="page"/>
    </style:style>
    <style:style style:name="P27" style:family="paragraph" style:parent-style-name="List">
      <style:text-properties fo:background-color="transparent"/>
    </style:style>
    <style:style style:name="P28" style:family="paragraph" style:parent-style-name="Standard" style:master-page-name="Index">
      <style:paragraph-properties style:page-number="auto"/>
    </style:style>
    <style:style style:name="P29" style:family="paragraph" style:parent-style-name="Standard" style:list-style-name="L1">
      <style:text-properties fo:background-color="transparent"/>
    </style:style>
    <style:style style:name="P30" style:family="paragraph" style:parent-style-name="Standard" style:list-style-name="L2"/>
    <style:style style:name="P31" style:family="paragraph" style:parent-style-name="Standard" style:list-style-name=""/>
    <style:style style:name="P32" style:family="paragraph" style:parent-style-name="Standard">
      <style:text-properties style:text-underline-style="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style:text-underline-style="none" fo:background-color="transparent" style:font-size-asian="9pt" style:font-size-complex="9pt"/>
    </style:style>
    <style:style style:name="T8" style:family="text">
      <style:text-properties style:font-name="Monaco1" fo:font-size="9pt" fo:font-style="normal" style:font-size-asian="9pt" style:font-style-asian="normal" style:font-size-complex="9pt" style:font-style-complex="normal"/>
    </style:style>
    <style:style style:name="T9" style:family="text">
      <style:text-properties style:text-underline-style="none"/>
    </style:style>
    <style:style style:name="T10" style:family="text">
      <style:text-properties style:text-underline-style="none" fo:background-color="transparent"/>
    </style:style>
    <style:style style:name="T11" style:family="text">
      <style:text-properties style:font-name="Optima1"/>
    </style:style>
    <style:style style:name="T12" style:family="text">
      <style:text-properties style:font-name="Optima1" fo:font-size="10pt" style:font-size-asian="8.75pt" style:font-size-complex="10pt"/>
    </style:style>
    <style:style style:name="T13" style:family="text">
      <style:text-properties style:font-name="Optima1" fo:font-size="10pt" style:text-underline-style="none" style:font-size-asian="10pt" style:font-size-complex="10pt"/>
    </style:style>
    <style:style style:name="T14" style:family="text">
      <style:text-properties style:font-name="Optima1" fo:font-size="10pt" style:text-underline-style="none" fo:background-color="transparent" style:font-size-asian="10pt" style:font-size-complex="10pt"/>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9"/>
      <text:p text:style-name="P11">Version 2.0.0</text:p>
      <text:p text:style-name="P10">Native Microsoft Outlook Configuration Guide</text:p>
      <text:p text:style-name="P3"/>
      <text:p text:style-name="P2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8">Version 2.0.0 – August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3">Chapter 1<text:tab/>About this Guide <text:s text:c="2"/><text:tab/>2</text:p>
          <text:p text:style-name="P23">Chapter 2<text:tab/>Introduction <text:s text:c="2"/><text:tab/>3</text:p>
          <text:p text:style-name="P23">Chapter 3<text:tab/>Requirements <text:s text:c="3"/><text:tab/>4</text:p>
          <text:p text:style-name="P22">LDAP Server <text:s text:c="2"/><text:tab/>4</text:p>
          <text:p text:style-name="P22">Microsoft Active Directory <text:s text:c="2"/><text:tab/>4</text:p>
          <text:p text:style-name="P22">Other or No Solution <text:s text:c="2"/><text:tab/>5</text:p>
          <text:p text:style-name="P22">IMAP Server and Trust <text:s text:c="2"/><text:tab/>6</text:p>
          <text:p text:style-name="P23">Chapter 4<text:tab/>Installation <text:s text:c="2"/><text:tab/>7</text:p>
          <text:p text:style-name="P22">Red Hat Enterprise Linux v5 or v6 <text:s text:c="2"/><text:tab/>7</text:p>
          <text:p text:style-name="P22">Debian 6.0 (“Squeeze”), Ubuntu 11.10 (“Oneiric Ocelot”) and Ubuntu 12.04 (“Precise Pangolin”) <text:s text:c="2"/><text:tab/>8</text:p>
          <text:p text:style-name="P23">Chapter 5<text:tab/>Configuration <text:s text:c="2"/><text:tab/>9</text:p>
          <text:p text:style-name="P22">SOGo Configuration <text:s text:c="2"/><text:tab/>9</text:p>
          <text:p text:style-name="P22">Samba 4 Configuration <text:s text:c="2"/><text:tab/>9</text:p>
          <text:p text:style-name="P22">OpenChange Configuration <text:s text:c="2"/><text:tab/>10</text:p>
          <text:p text:style-name="P22">Apache Configuration for Web Services <text:s text:c="2"/><text:tab/>11</text:p>
          <text:p text:style-name="P22">Name Service Configuration for Web Services <text:s text:c="2"/><text:tab/>12</text:p>
          <text:p text:style-name="P23">Chapter 6<text:tab/>Adding Users <text:s text:c="2"/><text:tab/>13</text:p>
          <text:p text:style-name="P23">Chapter 7<text:tab/>Microsoft Outlook 2003, 2007 and 2010 Configuration <text:s text:c="2"/><text:tab/>14</text:p>
          <text:p text:style-name="P23">Chapter 8<text:tab/>Known Issues or Limitations <text:s text:c="2"/><text:tab/>15</text:p>
          <text:p text:style-name="P22">Current Limitations <text:s text:c="2"/><text:tab/>15</text:p>
          <text:p text:style-name="P23">Chapter 9<text:tab/>Additional Information <text:s text:c="2"/><text:tab/>17</text:p>
          <text:p text:style-name="P23">Chapter 10<text:tab/>Commercial Support and Contact Information <text:s text:c="2"/><text:tab/>18</text:p>
        </text:index-body>
      </text:table-of-content>
      <text:p text:style-name="Standard"/>
      <text:h text:style-name="P25"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0.0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6"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24"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8">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6"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in the form of nightly builds. Please follow the instructions from <text:a xlink:type="simple" xlink:href="http://www.sogo.nu/english/downloads/backend_nightly.html">http://www.sogo.nu/english/downloads/backend_nightly.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ready, install the OpenChange packages on top of an existing SOGo installation:</text:p>
      <text:p text:style-name="P18">yum clean &amp;&amp; yum makecache</text:p>
      <text:p text:style-name="Code"><text:span text:style-name="T6">yum install samba4</text:span> \</text:p>
      <text:p text:style-name="Code"><text:span text:style-name="T6"><text:s text:c="12"/></text:span><text:span text:style-name="T6">openchange</text:span> \</text:p>
      <text:p text:style-name="P18"><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8"/>
      <text:p text:style-name="Standard">Once the packages are installed, refer to the <text:span text:style-name="T2">Configuration</text:span> chapter from this guide.</text:p>
      <text:h text:style-name="P24" text:outline-level="2">Debian 6.0 (“Squeeze”), Ubuntu 11.10 (“Oneiric Ocelot”) and Ubuntu 12.04 (“Precise Pangolin”)</text:h>
      <text:p text:style-name="Standard">Samba 4, OpenChange, SOGo and the SOGo OpenChange backend are now available in the form of nightly builds. Please follow the instructions from <text:a xlink:type="simple" xlink:href="http://www.sogo.nu/english/downloads/backend_nightly.html">http://www.sogo.nu/english/downloads/backend_nightly.html</text:a> .</text:p>
      <text:p text:style-name="Standard">Once ready, first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seem to fail even on a fresh install. The following command is needed to let dpkg know that everything is fine about Samba 4.</text:p>
      <text:p text:style-name="Code">sed --in-place 'N; s/Package: samba4\nStatus: install ok half-configured/Package: samba4\nStatus: install ok installed/;' <text:s/>/var/lib/dpkg/status</text:p>
      <text:p text:style-name="Code"/>
      <text:p text:style-name="P7">Once completed, install the packages related to OpenChange and the SOGo provider:</text:p>
      <text:p text:style-name="Code"><text:span text:style-name="T6">apt-get install openchangeserve</text:span><text:span text:style-name="T6">r \</text:span></text:p>
      <text:p text:style-name="P18"><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8"/>
      <text:p text:style-name="Standard">Once the packages are installed, refer to the <text:span text:style-name="T2">Configuration</text:span> chapter from this guide.</text:p>
      <text:h text:style-name="P26"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9">the </text:span><text:span text:style-name="Emphasis"><text:span text:style-name="T9">SOGo Installation and Configuration </text:span></text:span><text:span text:style-name="Emphasis"><text:span text:style-name="T9">G</text:span></text:span><text:span text:style-name="Emphasis"><text:span text:style-name="T9">uide</text:span></text:span><text:span text:style-name="T9">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provision --realm=example.com \</text:p>
      <text:p text:style-name="Code"><text:s text:c="10"/>--domain=OPENCHANGE \</text:p>
      <text:p text:style-name="Code"><text:s text:c="10"/>--adminpass='%1OpenChange' \</text:p>
      <text:p text:style-name="Code"><text:s text:c="10"/>--server-role='domain controller'</text:p>
      <text:p text:style-name="Code"/>
      <text:p text:style-name="P17">The <text:span text:style-name="Code_20__28_inline_29_">provision</text:span> script might be located in <text:span text:style-name="Code_20__28_inline_29_">/usr/share/samba/setup</text:span>. 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1">(</text:span><text:span text:style-name="Code_20__28_inline_29_">/etc/samba/smb.conf </text:span><text:span text:style-name="T11">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7"/>
      <text:p text:style-name="P19">Your Samba 4 configuration file should look like this:</text:p>
      <text:p text:style-name="P17"/>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Next, you can start Samba. Make sure SELinux is disabled.</text:p>
      <text:p text:style-name="P8">On RHEL-based distributions, simply use “<text:span text:style-name="Code_20__28_inline_29_">service samba4 start</text:span><text:span text:style-name="T12">” (“</text:span><text:span text:style-name="Code_20__28_inline_29_">service samba4 stop</text:span><text:span text:style-name="T12">” to stop the service).</text:span></text:p>
      <text:p text:style-name="P16">Alternatively, on Debian-based distributions, you can start or stop Samba 4 using “<text:span text:style-name="Code_20__28_inline_29_">start samba4</text:span>” or “<text:span text:style-name="Code_20__28_inline_29_">stop samba4</text:span>”.</text:p>
      <text:p text:style-name="P8">You can also launch the OpenChange web services. On RHEL-based distributions, use “<text:span text:style-name="Code_20__28_inline_29_">service openchange-ocsmanager start</text:span>”.</text:p>
      <text:p text:style-name="P8">On Debian-based distributions, use “<text:span text:style-name="Code_20__28_inline_29_">service openchange-ocsmanager start</text:span>”.</text:p>
      <text:h text:style-name="Heading_20_2" text:outline-level="2">Apache Configuration for Web Services</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P8">Moreover, you should have SSL properly configured in Apache – listening on port TCP/443 (default) to use RPC over HTTP using SSL – for security reasons.</text:p>
      <text:p text:style-name="P8">The OpenChange web services consist of two components:</text:p>
      <text:list xml:id="list1176797567" text:style-name="L1">
        <text:list-item>
          <text:p text:style-name="P29"><text:span text:style-name="T1">OCS Manager</text:span> which is used for autodiscovery and freebusy lookups on Outlook 2007 and 2010</text:p>
        </text:list-item>
        <text:list-item>
          <text:p text:style-name="P29"><text:soft-page-break/><text:span text:style-name="T1">RPC Proxy</text:span> which is used for RPC over HTTP (“Outlook Anywhere”)</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8">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1680571659" text:style-name="L2">
        <text:list-item>
          <text:p text:style-name="P30">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30">The second option is to add a <text:span text:style-name="Code_20__28_inline_29_">SRV</text:span> entry to your DNS configuration where the “_service” value would be “Autodiscover” and the “_protocol” would be “_tcp”.</text:p>
        </text:list-item>
      </text:list>
      <text:h text:style-name="P26"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8"><text:span text:style-name="T9">If you don't have a trust between your IMAP server and SOGo, you must at this point set the cleartext password of the newly created user in </text:span><text:span text:style-name="Code_20__28_inline_29_"><text:span text:style-name="T9">/var/lib/samba4/private/mapistore/&lt;username/password</text:span></text:span><text:span text:style-name="T9"> (or </text:span><text:span text:style-name="Code_20__28_inline_29_"><text:span text:style-name="T9">/var/lib/samba/private/mapistore/&lt;username/password</text:span></text:span><text:span text:style-name="T13"> on Debian-based distributions).</text:span></text:p>
      <text:p text:style-name="Standard"><text:span text:style-name="T14">This per-us</text:span><text:span text:style-name="T10">er file contains the cleartext password of the user as a UTF-8 string. This password will be used to authenticate SOGo/OpenChange storage provider to your IMAP server. Make sure you do not have a trailing linefeed at the end of your file. This might happen if you use a text editor like vim or vi to edit the file.</text:span></text:p>
      <text:p text:style-name="P6">To be sure, you can run the following command on it:</text:p>
      <text:p text:style-name="Code">tr -d '\n' &lt; password &gt; foo; mv -f foo password</text:p>
      <text:p text:style-name="Code"/>
      <text:p text:style-name="Standard"><text:span text:style-name="T10">Alternatively, you can simply create the file using the </text:span><text:span text:style-name="T7">echo</text:span><text:span text:style-name="T10"> command:</text:span></text:p>
      <text:p text:style-name="Code">echo -n 'my_password' &gt; password</text:p>
      <text:h text:style-name="P26"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2">❏<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9">Cancel</text:span></text:span></text:p>
      <text:p text:style-name="List"><text:span text:style-name="T2">❏<text:tab/></text:span><text:span text:style-name="T5">From the </text:span><text:span text:style-name="Emphasis"><text:span text:style-name="T9">Security</text:span></text:span><text:span text:style-name="T5"> tab, enable </text:span><text:span text:style-name="Emphasis"><text:span text:style-name="T9">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9">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9">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1" text:outline-level="1"/>
      <text:h text:style-name="P26"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 To remove any data associated to a user, remove the database table </text:span><text:span text:style-name="T8">socfs_&lt;username&gt;</text:span><text:span text:style-name="T4"> entirely by issuing a </text:span><text:span text:style-name="Code_20__28_inline_29_"><text:span text:style-name="T4">DROP TABLE</text:span></text:span><text:span text:style-name="T4"> command and remove the</text:span><text:span text:style-name="T8"> </text:span><text:span text:style-name="Code_20__28_inline_29_"><text:span text:style-name="T4">/var/lib/samba/private/mapistore/&lt;username&gt;</text:span></text:span><text:span text:style-name="T4"> directory. You will also need to cleanup the database file </text:span><text:span text:style-name="Code_20__28_inline_29_"><text:span text:style-name="T4">/var/lib/samba/private/mapistore/penchange.ldb</text:span></text:span><text:span text:style-name="T4"> from entries related to the user using the command-line tool </text:span><text:span text:style-name="Code_20__28_inline_29_"><text:span text:style-name="T4">ldbdel</text:span></text:span><text:span text:style-name="T4">.</text:span></text:p>
      <text:p text:style-name="P13"><text:span text:style-name="T4">❏<text:tab/>The “Out of Office Assitant” will not currently work. This feature has not been implemented.</text:span></text:p>
      <text:h text:style-name="Heading_20_3" text:outline-level="3">Mail</text:h>
      <text:p text:style-name="List">❏<text:tab/>Sharing mail folders is not supported.</text:p>
      <text:h text:style-name="Heading_20_3" text:outline-level="3"><text:soft-page-break/>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6"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0</text:chapter></text:p>
      </style:header>
      <style:footer>
        <text:p text:style-name="MP2">© 2009-2012 Inverse inc.<text:tab/><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518</meta:editing-cycles>
    <meta:editing-duration>P3DT18H41M13S</meta:editing-duration>
    <dc:date>2012-08-24T09:52:15</dc:date>
    <dc:creator>Ludovic Marcotte</dc:creator>
    <meta:document-statistic meta:table-count="0" meta:image-count="2" meta:object-count="0" meta:page-count="20" meta:paragraph-count="308" meta:word-count="3315" meta:character-count="21776" meta:non-whitespace-character-count="19043"/>
    <meta:user-defined meta:name="Info 1"/>
    <meta:user-defined meta:name="Info 2"/>
    <meta:user-defined meta:name="Info 3"/>
    <meta:user-defined meta:name="Info 4"/>
  </office:meta>
</office:document-meta>
</file>